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Arial2" svg:font-family="Arial" style:font-family-generic="swiss"/>
    <style:font-face style:name="Courier New" svg:font-family="'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arial" svg:font-family="arial, sans-serif"/>
    <style:font-face style:name="monospace" svg:font-family="monospace, monospace"/>
    <style:font-face style:name="sans-serif" svg:font-family="sans-serif"/>
  </office:font-face-decls>
  <office:automatic-styles>
    <style:style style:name="P1" style:family="paragraph" style:parent-style-name="Header">
      <style:paragraph-properties fo:text-align="center" style:justify-single-word="false"/>
      <style:text-properties style:font-name="Arial Black" fo:font-size="24pt" officeooo:rsid="00062180" officeooo:paragraph-rsid="00062180" style:font-size-asian="24pt" style:font-size-complex="24pt"/>
    </style:style>
    <style:style style:name="P2" style:family="paragraph" style:parent-style-name="Standard">
      <style:paragraph-properties fo:line-height="150%"/>
      <style:text-properties fo:font-variant="normal" fo:text-transform="none" fo:color="#222222" loext:opacity="100%" style:font-name="Arial" fo:font-size="12pt" fo:letter-spacing="normal" fo:font-style="normal" fo:font-weight="bold" officeooo:paragraph-rsid="00070c61" style:font-size-asian="12pt" style:font-weight-asian="bold" style:font-size-complex="12pt" style:font-weight-complex="bold"/>
    </style:style>
    <style:style style:name="P3" style:family="paragraph" style:parent-style-name="Standard">
      <style:paragraph-properties fo:margin-top="0.201cm" fo:margin-bottom="0.201cm" style:contextual-spacing="false" fo:line-height="150%"/>
      <style:text-properties fo:font-variant="normal" fo:text-transform="none" fo:color="#222222" loext:opacity="100%" style:font-name="Arial" fo:font-size="12pt" fo:letter-spacing="normal" fo:font-style="normal" fo:font-weight="normal" officeooo:rsid="0008b443" officeooo:paragraph-rsid="0008b443" style:font-size-asian="12pt" style:font-size-complex="12pt"/>
    </style:style>
    <style:style style:name="P4" style:family="paragraph" style:parent-style-name="Standard">
      <style:paragraph-properties fo:margin-top="0cm" fo:margin-bottom="0cm" style:contextual-spacing="false" fo:line-height="150%"/>
      <style:text-properties style:font-name="Arial" fo:font-weight="bold" officeooo:rsid="001571b5" officeooo:paragraph-rsid="001571b5" style:font-weight-asian="bold" style:font-weight-complex="bold"/>
    </style:style>
    <style:style style:name="P5" style:family="paragraph" style:parent-style-name="Standard">
      <style:paragraph-properties fo:margin-top="0cm" fo:margin-bottom="0cm" style:contextual-spacing="false" fo:line-height="150%" fo:text-align="justify" style:justify-single-word="false"/>
      <style:text-properties style:font-name="Arial" fo:font-weight="bold" officeooo:rsid="001571b5" officeooo:paragraph-rsid="001571b5" style:font-weight-asian="bold" style:font-weight-complex="bold"/>
    </style:style>
    <style:style style:name="P6" style:family="paragraph" style:parent-style-name="Standard">
      <style:paragraph-properties fo:line-height="150%"/>
      <style:text-properties style:font-name="Arial" fo:font-weight="bold" officeooo:paragraph-rsid="00070c61" style:font-weight-asian="bold" style:font-weight-complex="bold"/>
    </style:style>
    <style:style style:name="P7" style:family="paragraph" style:parent-style-name="Standard">
      <style:paragraph-properties fo:line-height="150%"/>
      <style:text-properties style:font-name="Arial" fo:font-weight="bold" officeooo:paragraph-rsid="000d5aa1" style:font-weight-asian="bold" style:font-weight-complex="bold"/>
    </style:style>
    <style:style style:name="P8" style:family="paragraph" style:parent-style-name="Standard">
      <style:paragraph-properties fo:line-height="150%"/>
      <style:text-properties style:font-name="Arial" fo:font-weight="bold" officeooo:paragraph-rsid="000d174e" style:font-weight-asian="bold" style:font-weight-complex="bold"/>
    </style:style>
    <style:style style:name="P9" style:family="paragraph" style:parent-style-name="Standard">
      <style:paragraph-properties fo:margin-top="0cm" fo:margin-bottom="0cm" style:contextual-spacing="false" fo:line-height="150%"/>
      <style:text-properties style:font-name="Arial" fo:font-weight="bold" officeooo:rsid="00497bb7" officeooo:paragraph-rsid="00497bb7" style:font-weight-asian="bold" style:font-weight-complex="bold"/>
    </style:style>
    <style:style style:name="P10" style:family="paragraph" style:parent-style-name="Standard">
      <style:paragraph-properties fo:line-height="150%"/>
      <style:text-properties style:font-name="Arial" fo:font-weight="normal" officeooo:rsid="001571b5" officeooo:paragraph-rsid="001571b5" style:font-weight-asian="normal" style:font-weight-complex="normal"/>
    </style:style>
    <style:style style:name="P11" style:family="paragraph" style:parent-style-name="Standard">
      <style:paragraph-properties fo:margin-top="0cm" fo:margin-bottom="0cm" style:contextual-spacing="false" fo:line-height="150%"/>
      <style:text-properties style:font-name="Arial" fo:font-weight="normal" officeooo:rsid="001571b5" officeooo:paragraph-rsid="001571b5" style:font-weight-asian="normal" style:font-weight-complex="normal"/>
    </style:style>
    <style:style style:name="P12" style:family="paragraph" style:parent-style-name="Standard">
      <style:paragraph-properties fo:line-height="150%"/>
      <style:text-properties style:font-name="Arial" fo:font-weight="normal" officeooo:rsid="001571b5" style:font-weight-asian="normal" style:font-weight-complex="normal"/>
    </style:style>
    <style:style style:name="P13" style:family="paragraph" style:parent-style-name="Standard">
      <style:paragraph-properties fo:margin-top="0cm" fo:margin-bottom="0cm" style:contextual-spacing="false" fo:line-height="150%" fo:text-align="justify" style:justify-single-word="false"/>
      <style:text-properties style:font-name="Arial" fo:font-weight="normal" officeooo:rsid="001571b5" officeooo:paragraph-rsid="001571b5" style:font-weight-asian="normal" style:font-weight-complex="normal"/>
    </style:style>
    <style:style style:name="P14" style:family="paragraph" style:parent-style-name="Standard">
      <style:paragraph-properties fo:margin-top="0cm" fo:margin-bottom="0cm" style:contextual-spacing="false" fo:line-height="150%"/>
      <style:text-properties style:font-name="Arial" fo:font-weight="normal" officeooo:rsid="001571b5" officeooo:paragraph-rsid="003a373e" style:font-weight-asian="normal" style:font-weight-complex="normal"/>
    </style:style>
    <style:style style:name="P15" style:family="paragraph" style:parent-style-name="Standard">
      <style:paragraph-properties fo:margin-top="0cm" fo:margin-bottom="0cm" style:contextual-spacing="false" fo:line-height="115%"/>
      <style:text-properties style:font-name="Arial" fo:font-weight="normal" officeooo:rsid="001571b5" officeooo:paragraph-rsid="001571b5" style:font-weight-asian="normal" style:font-weight-complex="normal"/>
    </style:style>
    <style:style style:name="P16" style:family="paragraph" style:parent-style-name="Standard">
      <style:paragraph-properties fo:margin-top="0.302cm" fo:margin-bottom="0.302cm" style:contextual-spacing="false" fo:line-height="150%"/>
      <style:text-properties style:font-name="Arial" fo:font-weight="normal" officeooo:rsid="00093bd5" officeooo:paragraph-rsid="00093bd5" style:font-weight-asian="normal" style:font-weight-complex="normal"/>
    </style:style>
    <style:style style:name="P17" style:family="paragraph" style:parent-style-name="Standard">
      <style:paragraph-properties fo:margin-top="0.302cm" fo:margin-bottom="0.302cm" style:contextual-spacing="false" fo:line-height="150%"/>
      <style:text-properties style:font-name="Arial" fo:font-weight="normal" officeooo:rsid="000ad629" officeooo:paragraph-rsid="000ad629" style:font-weight-asian="normal" style:font-weight-complex="normal"/>
    </style:style>
    <style:style style:name="P18" style:family="paragraph" style:parent-style-name="Standard">
      <style:paragraph-properties fo:margin-top="0.201cm" fo:margin-bottom="0.201cm" style:contextual-spacing="false" fo:line-height="150%"/>
      <style:text-properties style:font-name="Arial" fo:font-weight="normal" officeooo:rsid="00136778" officeooo:paragraph-rsid="00136778" style:font-weight-asian="normal" style:font-weight-complex="normal"/>
    </style:style>
    <style:style style:name="P19" style:family="paragraph" style:parent-style-name="Standard">
      <style:paragraph-properties fo:margin-top="0.302cm" fo:margin-bottom="0.302cm" style:contextual-spacing="false" fo:line-height="150%"/>
      <style:text-properties style:font-name="Arial" fo:font-weight="normal" officeooo:rsid="00136778" officeooo:paragraph-rsid="00136778" style:font-weight-asian="normal" style:font-weight-complex="normal"/>
    </style:style>
    <style:style style:name="P20" style:family="paragraph" style:parent-style-name="Standard">
      <style:paragraph-properties fo:margin-top="0.101cm" fo:margin-bottom="0.101cm" style:contextual-spacing="false" fo:line-height="150%"/>
      <style:text-properties style:font-name="Arial" fo:font-weight="normal" officeooo:rsid="00151282" officeooo:paragraph-rsid="00151282" style:font-weight-asian="normal" style:font-weight-complex="normal"/>
    </style:style>
    <style:style style:name="P21" style:family="paragraph" style:parent-style-name="Standard">
      <style:paragraph-properties fo:margin-top="0.302cm" fo:margin-bottom="0.302cm" style:contextual-spacing="false" fo:line-height="150%"/>
      <style:text-properties style:font-name="Arial" fo:font-weight="normal" officeooo:paragraph-rsid="00070c61" style:font-weight-asian="normal" style:font-weight-complex="normal"/>
    </style:style>
    <style:style style:name="P22" style:family="paragraph" style:parent-style-name="Standard">
      <style:paragraph-properties fo:margin-top="0.201cm" fo:margin-bottom="0.201cm" style:contextual-spacing="false" fo:line-height="150%"/>
      <style:text-properties style:font-name="Arial" fo:font-weight="normal" officeooo:paragraph-rsid="000d5aa1" style:font-weight-asian="normal" style:font-weight-complex="normal"/>
    </style:style>
    <style:style style:name="P23" style:family="paragraph" style:parent-style-name="Standard">
      <style:paragraph-properties fo:margin-top="0cm" fo:margin-bottom="0cm" style:contextual-spacing="false" fo:line-height="150%"/>
      <style:text-properties style:font-name="Arial" fo:font-weight="normal" officeooo:rsid="001ea766" officeooo:paragraph-rsid="001ea766" style:font-weight-asian="normal" style:font-weight-complex="normal"/>
    </style:style>
    <style:style style:name="P24" style:family="paragraph" style:parent-style-name="Standard">
      <style:paragraph-properties fo:margin-top="0cm" fo:margin-bottom="0cm" style:contextual-spacing="false" fo:line-height="150%"/>
      <style:text-properties style:font-name="Arial" fo:font-weight="normal" officeooo:rsid="001f8117" officeooo:paragraph-rsid="001f8117" style:font-weight-asian="normal" style:font-weight-complex="normal"/>
    </style:style>
    <style:style style:name="P25" style:family="paragraph" style:parent-style-name="Standard">
      <style:paragraph-properties fo:margin-top="0cm" fo:margin-bottom="0cm" style:contextual-spacing="false" fo:line-height="150%"/>
      <style:text-properties style:font-name="Arial" fo:font-weight="normal" officeooo:rsid="0020cdb3" officeooo:paragraph-rsid="0020cdb3" style:font-weight-asian="normal" style:font-weight-complex="normal"/>
    </style:style>
    <style:style style:name="P26" style:family="paragraph" style:parent-style-name="Standard">
      <style:paragraph-properties fo:margin-top="0cm" fo:margin-bottom="0cm" style:contextual-spacing="false" fo:line-height="150%"/>
      <style:text-properties style:font-name="Arial" fo:font-weight="normal" officeooo:rsid="00241888" officeooo:paragraph-rsid="00241888" style:font-weight-asian="normal" style:font-weight-complex="normal"/>
    </style:style>
    <style:style style:name="P27" style:family="paragraph" style:parent-style-name="Standard">
      <style:paragraph-properties fo:margin-top="0cm" fo:margin-bottom="0cm" style:contextual-spacing="false" fo:line-height="150%"/>
      <style:text-properties style:font-name="Arial" fo:font-weight="normal" officeooo:rsid="002ecd25" officeooo:paragraph-rsid="002ecd25" style:font-weight-asian="normal" style:font-weight-complex="normal"/>
    </style:style>
    <style:style style:name="P28" style:family="paragraph" style:parent-style-name="Standard">
      <style:paragraph-properties fo:margin-top="0cm" fo:margin-bottom="0cm" style:contextual-spacing="false" fo:line-height="150%"/>
      <style:text-properties style:font-name="Arial" fo:font-weight="normal" officeooo:rsid="002f9e07" officeooo:paragraph-rsid="002f9e07" style:font-weight-asian="normal" style:font-weight-complex="normal"/>
    </style:style>
    <style:style style:name="P29" style:family="paragraph" style:parent-style-name="Standard">
      <style:paragraph-properties fo:margin-top="0cm" fo:margin-bottom="0cm" style:contextual-spacing="false" fo:line-height="150%"/>
      <style:text-properties style:font-name="Arial" fo:font-weight="normal" officeooo:rsid="00337bff" officeooo:paragraph-rsid="00337bff" style:font-weight-asian="normal" style:font-weight-complex="normal"/>
    </style:style>
    <style:style style:name="P30" style:family="paragraph" style:parent-style-name="Standard">
      <style:paragraph-properties fo:margin-top="0cm" fo:margin-bottom="0cm" style:contextual-spacing="false" fo:line-height="150%"/>
      <style:text-properties style:font-name="Arial" fo:font-weight="normal" officeooo:rsid="0034831b" officeooo:paragraph-rsid="0034831b" style:font-weight-asian="normal" style:font-weight-complex="normal"/>
    </style:style>
    <style:style style:name="P31" style:family="paragraph" style:parent-style-name="Standard">
      <style:paragraph-properties fo:margin-top="0cm" fo:margin-bottom="0cm" style:contextual-spacing="false" fo:line-height="150%"/>
      <style:text-properties style:font-name="Arial" fo:font-weight="normal" officeooo:rsid="0035eb13" officeooo:paragraph-rsid="0035eb13" style:font-weight-asian="normal" style:font-weight-complex="normal"/>
    </style:style>
    <style:style style:name="P32" style:family="paragraph" style:parent-style-name="Standard">
      <style:paragraph-properties fo:margin-top="0cm" fo:margin-bottom="0cm" style:contextual-spacing="false" fo:line-height="150%"/>
      <style:text-properties style:font-name="Arial" fo:font-weight="normal" officeooo:rsid="003f6ace" officeooo:paragraph-rsid="003f6ace" style:font-weight-asian="normal" style:font-weight-complex="normal"/>
    </style:style>
    <style:style style:name="P33" style:family="paragraph" style:parent-style-name="Standard">
      <style:paragraph-properties fo:margin-top="0cm" fo:margin-bottom="0cm" style:contextual-spacing="false" fo:line-height="150%"/>
      <style:text-properties style:font-name="Arial" fo:font-weight="normal" officeooo:rsid="00497bb7" officeooo:paragraph-rsid="00497bb7" style:font-weight-asian="normal" style:font-weight-complex="normal"/>
    </style:style>
    <style:style style:name="P34" style:family="paragraph" style:parent-style-name="Standard">
      <style:paragraph-properties fo:margin-top="0cm" fo:margin-bottom="0cm" style:contextual-spacing="false" fo:line-height="150%"/>
      <style:text-properties style:font-name="Arial" fo:font-weight="normal" officeooo:rsid="004bf495" officeooo:paragraph-rsid="004bf495" style:font-weight-asian="normal" style:font-weight-complex="normal"/>
    </style:style>
    <style:style style:name="P35" style:family="paragraph" style:parent-style-name="Standard">
      <style:paragraph-properties fo:margin-top="0cm" fo:margin-bottom="0cm" style:contextual-spacing="false" fo:line-height="150%"/>
      <style:text-properties style:font-name="Arial" fo:font-weight="normal" officeooo:rsid="004bf495" officeooo:paragraph-rsid="004c2976" style:font-weight-asian="normal" style:font-weight-complex="normal"/>
    </style:style>
    <style:style style:name="P36" style:family="paragraph" style:parent-style-name="Standard">
      <style:paragraph-properties fo:margin-top="0cm" fo:margin-bottom="0cm" style:contextual-spacing="false" fo:line-height="150%"/>
      <style:text-properties style:font-name="Arial" fo:font-weight="normal" officeooo:rsid="004dbe45" officeooo:paragraph-rsid="004dbe45" style:font-weight-asian="normal" style:font-weight-complex="normal"/>
    </style:style>
    <style:style style:name="P37" style:family="paragraph" style:parent-style-name="Standard">
      <style:paragraph-properties fo:margin-top="0cm" fo:margin-bottom="0cm" style:contextual-spacing="false" fo:line-height="150%"/>
      <style:text-properties style:font-name="Arial" fo:font-weight="normal" officeooo:rsid="004e4fef" officeooo:paragraph-rsid="004e4fef" style:font-weight-asian="normal" style:font-weight-complex="normal"/>
    </style:style>
    <style:style style:name="P38" style:family="paragraph" style:parent-style-name="Standard">
      <style:paragraph-properties fo:margin-top="0cm" fo:margin-bottom="0cm" style:contextual-spacing="false" fo:line-height="150%"/>
      <style:text-properties style:font-name="Arial" fo:font-weight="normal" officeooo:rsid="00501939" officeooo:paragraph-rsid="00501939" style:font-weight-asian="normal" style:font-weight-complex="normal"/>
    </style:style>
    <style:style style:name="P39" style:family="paragraph" style:parent-style-name="Standard">
      <style:paragraph-properties fo:margin-top="0cm" fo:margin-bottom="0cm" style:contextual-spacing="false" fo:line-height="150%"/>
      <style:text-properties style:font-name="Arial" fo:font-weight="normal" officeooo:rsid="0050cc1b" officeooo:paragraph-rsid="0050cc1b" style:font-weight-asian="normal" style:font-weight-complex="normal"/>
    </style:style>
    <style:style style:name="P40" style:family="paragraph" style:parent-style-name="Standard">
      <style:paragraph-properties fo:margin-top="0cm" fo:margin-bottom="0cm" style:contextual-spacing="false" fo:line-height="150%"/>
      <style:text-properties style:font-name="Arial" fo:font-weight="normal" officeooo:rsid="0052651a" officeooo:paragraph-rsid="0052651a" style:font-weight-asian="normal" style:font-weight-complex="normal"/>
    </style:style>
    <style:style style:name="P41" style:family="paragraph" style:parent-style-name="Standard">
      <style:paragraph-properties fo:line-height="150%"/>
      <style:text-properties style:font-name="Arial" officeooo:paragraph-rsid="00070c61"/>
    </style:style>
    <style:style style:name="P42" style:family="paragraph" style:parent-style-name="Standard">
      <style:paragraph-properties fo:margin-top="0.201cm" fo:margin-bottom="0.201cm" style:contextual-spacing="false" fo:line-height="150%"/>
      <style:text-properties style:font-name="Arial" officeooo:paragraph-rsid="00070c61"/>
    </style:style>
    <style:style style:name="P43" style:family="paragraph" style:parent-style-name="Standard">
      <style:paragraph-properties fo:line-height="150%"/>
      <style:text-properties style:font-name="Arial" officeooo:paragraph-rsid="000d174e"/>
    </style:style>
    <style:style style:name="P44" style:family="paragraph" style:parent-style-name="Standard">
      <style:paragraph-properties fo:line-height="150%"/>
      <style:text-properties style:font-name="Arial" officeooo:paragraph-rsid="000e6ace"/>
    </style:style>
    <style:style style:name="P45" style:family="paragraph" style:parent-style-name="Standard">
      <style:paragraph-properties fo:margin-top="0cm" fo:margin-bottom="0cm" style:contextual-spacing="false" fo:line-height="115%"/>
      <style:text-properties style:font-name="Arial" fo:font-size="6pt" fo:font-weight="normal" officeooo:rsid="001571b5" officeooo:paragraph-rsid="001571b5" style:font-size-asian="5.25pt" style:font-weight-asian="normal" style:font-size-complex="6pt" style:font-weight-complex="normal"/>
    </style:style>
    <style:style style:name="P46" style:family="paragraph" style:parent-style-name="Standard">
      <style:paragraph-properties fo:line-height="150%"/>
      <style:text-properties fo:font-weight="normal" style:font-weight-asian="normal" style:font-weight-complex="normal"/>
    </style:style>
    <style:style style:name="T1" style:family="text">
      <style:text-properties fo:font-style="normal" style:font-style-asian="normal" style:font-style-complex="normal"/>
    </style:style>
    <style:style style:name="T2" style:family="text">
      <style:text-properties officeooo:rsid="00093bd5"/>
    </style:style>
    <style:style style:name="T3" style:family="text">
      <style:text-properties fo:font-style="italic" style:font-style-asian="italic" style:font-style-complex="italic"/>
    </style:style>
    <style:style style:name="T4" style:family="text">
      <style:text-properties fo:font-style="italic" officeooo:rsid="00093bd5" style:font-style-asian="italic" style:font-style-complex="italic"/>
    </style:style>
    <style:style style:name="T5" style:family="text">
      <style:text-properties officeooo:rsid="000ad629"/>
    </style:style>
    <style:style style:name="T6" style:family="text">
      <style:text-properties officeooo:rsid="000b7bff"/>
    </style:style>
    <style:style style:name="T7" style:family="text">
      <style:text-properties officeooo:rsid="000e6ace"/>
    </style:style>
    <style:style style:name="T8" style:family="text">
      <style:text-properties fo:font-weight="bold" style:font-weight-asian="bold" style:font-weight-complex="bold"/>
    </style:style>
    <style:style style:name="T9" style:family="text">
      <style:text-properties fo:font-weight="bold" officeooo:rsid="001a55c9"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1a55c9"/>
    </style:style>
    <style:style style:name="T12" style:family="text">
      <style:text-properties officeooo:rsid="001d70fa"/>
    </style:style>
    <style:style style:name="T13" style:family="text">
      <style:text-properties officeooo:rsid="0020cdb3"/>
    </style:style>
    <style:style style:name="T14" style:family="text">
      <style:text-properties officeooo:rsid="0021b1ea"/>
    </style:style>
    <style:style style:name="T15" style:family="text">
      <style:text-properties officeooo:rsid="002625f2"/>
    </style:style>
    <style:style style:name="T16" style:family="text">
      <style:text-properties officeooo:rsid="0026af45"/>
    </style:style>
    <style:style style:name="T17" style:family="text">
      <style:text-properties officeooo:rsid="0027ba01"/>
    </style:style>
    <style:style style:name="T18" style:family="text">
      <style:text-properties officeooo:rsid="002ad0e0"/>
    </style:style>
    <style:style style:name="T19" style:family="text">
      <style:text-properties officeooo:rsid="002bdf68"/>
    </style:style>
    <style:style style:name="T20" style:family="text">
      <style:text-properties officeooo:rsid="00325a52"/>
    </style:style>
    <style:style style:name="T21" style:family="text">
      <style:text-properties officeooo:rsid="003311a2"/>
    </style:style>
    <style:style style:name="T22" style:family="text">
      <style:text-properties officeooo:rsid="003609ea"/>
    </style:style>
    <style:style style:name="T23" style:family="text">
      <style:text-properties officeooo:rsid="00364b48"/>
    </style:style>
    <style:style style:name="T24" style:family="text">
      <style:text-properties officeooo:rsid="003788ac"/>
    </style:style>
    <style:style style:name="T25" style:family="text">
      <style:text-properties officeooo:rsid="003c5ba7"/>
    </style:style>
    <style:style style:name="T26" style:family="text">
      <style:text-properties officeooo:rsid="003daa99"/>
    </style:style>
    <style:style style:name="T27" style:family="text">
      <style:text-properties officeooo:rsid="0040df7d"/>
    </style:style>
    <style:style style:name="T28" style:family="text">
      <style:text-properties officeooo:rsid="00457966"/>
    </style:style>
    <style:style style:name="T29" style:family="text">
      <style:text-properties officeooo:rsid="004c2976"/>
    </style:style>
    <style:style style:name="T30" style:family="text">
      <style:text-properties officeooo:rsid="004e4fef"/>
    </style:style>
    <style:style style:name="T31" style:family="text">
      <style:text-properties officeooo:rsid="004e5b15"/>
    </style:style>
    <style:style style:name="T32" style:family="text">
      <style:text-properties officeooo:rsid="00503746"/>
    </style:style>
    <style:style style:name="T33" style:family="text">
      <style:text-properties officeooo:rsid="0050d35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1. </text:span>¿En qué lenguaje se escriben la mayoría de las páginas web?</text:p>
      <text:p text:style-name="P3">En HTML</text:p>
      <text:p text:style-name="P6"><text:span text:style-name="T11">2. </text:span>¿Quién define las normas del lenguaje HTML?</text:p>
      <text:p text:style-name="P16">La primera propuesta de un estándar fue IETF <text:span text:style-name="T3">(Internet Engineering Task Force),</text:span><text:span text:style-name="T1"> posteriormente <text:s/>W3C</text:span><text:span text:style-name="T3"> (World Wide Web Consortium).</text:span></text:p>
      <text:p text:style-name="P6"><text:span text:style-name="T11">3. </text:span>¿Quién es considerado el padre del HTML?</text:p>
      <text:p text:style-name="P21">Tim Berners-Lee</text:p>
      <text:p text:style-name="P6"><text:span text:style-name="T11">4. </text:span>¿Cuando se publicó el primer documento formal con la descripción de HTML?</text:p>
      <text:p text:style-name="P17">1993 por <text:span text:style-name="T2">IETF </text:span><text:span text:style-name="T4">(Internet Engineering Task Force)</text:span></text:p>
      <text:p text:style-name="P41"><text:span text:style-name="T9">5. </text:span><text:span text:style-name="T8">¿Cual es la última especificación oficial de HTML?</text:span> <text:span text:style-name="T8">¿Cuándo se publicó?</text:span></text:p>
      <text:p text:style-name="P21">24 de diciembre de 1999, denomina<text:span text:style-name="T5">da</text:span> HTML 4.01.</text:p>
      <text:p text:style-name="P6"><text:span text:style-name="T11">6. </text:span>¿Cuándo se publicó el primer borrador oficial de HTML5? ¿Cuál es la última versión?</text:p>
      <text:p text:style-name="P21">22 de enero de 2008, <text:span text:style-name="T6">HTML5</text:span></text:p>
      <text:p text:style-name="P43"><text:span text:style-name="T9">7. </text:span><text:span text:style-name="T8">XHTML 1.0</text:span> </text:p>
      <text:p text:style-name="P43"><text:span text:style-name="T8">a) ¿es una adaptación de HTML 4.01 al lenguaje XML?</text:span> </text:p>
      <text:p text:style-name="P18">Si</text:p>
      <text:p text:style-name="P7">b) ¿mantiene casi todas sus etiquetas y características?</text:p>
      <text:p text:style-name="P22"><text:span text:style-name="T7">Si,</text:span> sólo añade pequeñas mejoras y modificaciones menores.</text:p>
      <text:p text:style-name="P8">c) ¿añade algunas restricciones y elementos propios de XML?</text:p>
      <text:p text:style-name="P19">Si</text:p>
      <text:p text:style-name="P44"><text:span text:style-name="T9">8. </text:span><text:span text:style-name="T8">El lenguaje XHTML…</text:span> </text:p>
      <text:p text:style-name="P44">a) ¿es muy similar al lenguaje HTML? </text:p>
      <text:p text:style-name="P20">Lo es</text:p>
      <text:p text:style-name="P44">b) ¿es una adaptación de HTML al lenguaje XML?</text:p>
      <text:p text:style-name="P10">Si</text:p>
      <text:p text:style-name="P42"><text:soft-page-break/><text:span text:style-name="T9">9. </text:span><text:span text:style-name="T8">¿Cuál es el mecanismo que permite separar los contenidos definidos mediante XHTML y el aspecto que deben presentar esos contenidos?</text:span></text:p>
      <text:p text:style-name="P11">CCS</text:p>
      <text:p text:style-name="P4">10. ¿Cómo se denomina al proceso de transformación de caracteres en secuencias de números?</text:p>
      <text:p text:style-name="P46">Codificar</text:p>
      <text:p text:style-name="P4">11. ¿ Cual es una de las codificaciones más conocidas (y una de las primeras que se publicaron)?</text:p>
      <text:p text:style-name="P11">ASCII</text:p>
      <text:p text:style-name="P4">Características básicas:</text:p>
      <text:p text:style-name="P11"><text:span text:style-name="T12">N</text:span>o puede codificar más que 128 símbolos diferentes.</text:p>
      <text:p text:style-name="P15">Un cupo de 128 es suficiente para incluir mayúsculas y minúsculas del abecedario inglés, además de cifras, puntuación, y algunos «caracteres de control»</text:p>
      <text:p text:style-name="P45"/>
      <text:p text:style-name="P15"><text:span text:style-name="T12">N</text:span>o incluye caracteres acentuados ni el comienzo de interrogación que se usa en castellano, ni símbolos matemáticos, letras griegas, …</text:p>
      <text:p text:style-name="P45"/>
      <text:p text:style-name="P4">12. ¿Cómo se denominan cada una de las palabras que se emplean para marcar el inicio y el final de una sección?</text:p>
      <text:p text:style-name="P23">Etiquetas.</text:p>
      <text:p text:style-name="P4">13. ¿Cuál es la principal ventaja de los lenguajes de etiquetas?</text:p>
      <text:p text:style-name="P24">Su fácil entendimiento.</text:p>
      <text:p text:style-name="P4">14. ¿Cuál es la principal desventaja de los lenguajes de etiquetas?</text:p>
      <text:p text:style-name="P24">Son limitadas.</text:p>
      <text:p text:style-name="P4">15. ¿En qué dos partes se dividen las páginas HTML?</text:p>
      <text:p text:style-name="P25">Cabecera y cuerpo.</text:p>
      <text:p text:style-name="P4">16. ¿Qué información incluye la cabecera?</text:p>
      <text:p text:style-name="P15"><text:span text:style-name="T13">I</text:span>nformación suplementaria situada al principio de un bloque de información que va a ser almacenada o transmitida y que contiene información necesaria para el correcto tratamiento de <text:span text:style-name="T13">dicho bloque</text:span>.</text:p>
      <text:p text:style-name="P45"/>
      <text:p text:style-name="P4">17. ¿Qué información incluye el cuerpo?</text:p>
      <text:p text:style-name="P11"><text:span text:style-name="T14">T</text:span>oda la información que será desplegada en los exploradores.</text:p>
      <text:p text:style-name="P11"/>
      <text:p text:style-name="P4"><text:soft-page-break/>18. ¿Para que el código HTML funcione correctamente, ¿es imprescindible utilizar un editor de texto sin formato o con formato? Indica dos para linux y dos para windows.</text:p>
      <text:p text:style-name="P26">Es necesario utilizar un editor sin formato.</text:p>
      <text:p text:style-name="P26">Windows: Notepad, notepad++.</text:p>
      <text:p text:style-name="P26">Linux: vim, nano.</text:p>
      <text:p text:style-name="P4">19. ¿Cuáles son las tres etiquetas principales de un documento HTML?</text:p>
      <text:p text:style-name="P11">&lt;<text:span text:style-name="T15">html&gt;, &lt;head&gt;, &lt;body&gt;.</text:span></text:p>
      <text:p text:style-name="P4">20. ¿Qué etiqueta se emplea para incluir un enlace en una página?</text:p>
      <text:p text:style-name="P11">&lt;<text:span text:style-name="T16">a&gt;</text:span></text:p>
      <text:p text:style-name="P4">21. ¿Cuáles son los cuatro atributos básicos?</text:p>
      <text:p text:style-name="P11">id="texto"</text:p>
      <text:p text:style-name="P11">class="texto"</text:p>
      <text:p text:style-name="P11">style="texto"</text:p>
      <text:p text:style-name="P11">title="texto"</text:p>
      <text:p text:style-name="P4">22. Los atributos de eventos…. ¿sólo se utilizan en las páginas web que incluyen código JavaScript para realizar acciones dinámicas sobre los elementos de la página?</text:p>
      <text:p text:style-name="P11">El evento es el código que se ejecutará, y debe ser creado utilizando un lenguaje del lado cliente (<text:span text:style-name="T17">J</text:span>avaScript) que debe ser soportado por el navegador para que funcione.</text:p>
      <text:p text:style-name="P4">23. ¿Qué atributo permite establecer una tecla para acceder de forma rápida a cualquier elemento?</text:p>
      <text:p text:style-name="P4"><text:s/><text:span text:style-name="T10">accesskey</text:span></text:p>
      <text:p text:style-name="P4">24. ¿Por qué está formado un elemento HTML?</text:p>
      <text:p text:style-name="P11"><text:span text:style-name="T18">U</text:span>n árbol de nodos HTML sencillo, como nodos de texto, y elementos de HTML, los cuales añaden semántica y formato a partes del documento</text:p>
      <text:p text:style-name="P4">25. ¿En qué dos grupos clasifica el lenguaje HTML a todos los elementos?</text:p>
      <text:p text:style-name="P11"><text:span text:style-name="T19">E</text:span>lementos en línea y elementos de bloque.</text:p>
      <text:p text:style-name="P4">26. ¿Qué elementos siempre empiezan en una nueva línea y ocupan todo el espacio disponible hasta el final de la línea, aunque sus contenidos no lleguen hasta el final de la línea?</text:p>
      <text:p text:style-name="P11">Los elementos de bloque.</text:p>
      <text:p text:style-name="P4"><text:soft-page-break/>27. ¿Qué elementos sólo ocupan el espacio necesario para mostrar sus contenidos?</text:p>
      <text:p text:style-name="P27">Los elementos de línea.</text:p>
      <text:p text:style-name="P4">28. En el siguiente código de ejemplo</text:p>
      <text:p text:style-name="P4"/>
      <text:p text:style-name="P11">&lt;html&gt;</text:p>
      <text:p text:style-name="P11"><text:tab/>&lt;head&gt;</text:p>
      <text:p text:style-name="P11"><text:s text:c="2"/><text:tab/><text:tab/>&lt;title&gt;Exemplo de elementos en líña e de bloque&lt;/title&gt;</text:p>
      <text:p text:style-name="P11"><text:tab/>&lt;/head&gt;</text:p>
      <text:p text:style-name="P11"/>
      <text:p text:style-name="P11"><text:tab/>&lt;body&gt;</text:p>
      <text:p text:style-name="P11"><text:tab/><text:tab/>&lt;p&gt;Os párrafos son ...&lt;/p&gt;</text:p>
      <text:p text:style-name="P11"><text:tab/>&lt;a href="http://www.google.com"&gt;Os enlaces son ...&lt;/a&gt;</text:p>
      <text:p text:style-name="P11"><text:tab/>&lt;p&gt;Dentro dun párrafo, &lt;a href="http://www.google.com"&gt;os <text:tab/>enlaces&lt;/a&gt;</text:p>
      <text:p text:style-name="P11"><text:tab/>seguen siendo elementos en ....&lt;/p&gt;</text:p>
      <text:p text:style-name="P11"><text:tab/>&lt;/body&gt;</text:p>
      <text:p text:style-name="P11">&lt;/html&gt;</text:p>
      <text:p text:style-name="P4"/>
      <text:p text:style-name="P4">¿Cuáles son elementos en linea y en bloque?</text:p>
      <text:p text:style-name="P28">Línea: &lt;a&gt; (enlaces</text:p>
      <text:p text:style-name="P28">Bloque: &lt;p&gt; (párrafos)</text:p>
      <text:p text:style-name="P5">29. ¿Cuáles son las cinco restricciones básicas que introduce XHTML respecto a <text:span text:style-name="T10">HTML en la sintaxis de sus etiquetas?</text:span></text:p>
      <text:p text:style-name="P13">Las etiquetas se tienen que cerrar de acuerdo a como se abren.</text:p>
      <text:p text:style-name="P13">Los nombres de las etiquetas y atributos siempre se escriben en minúsculas</text:p>
      <text:p text:style-name="P13">El valor de los atributos siempre se encierra con comillas</text:p>
      <text:p text:style-name="P13">Los atributos no se pueden comprimir</text:p>
      <text:p text:style-name="P13">Todas las etiquetas deben cerrarse siempre</text:p>
      <text:p text:style-name="P4">30. ¿Entre qué etiquetas debe encerrarse el código JavaScript? ¿Por qué?</text:p>
      <text:p text:style-name="P11"><text:span text:style-name="T20">D</text:span>ebe encerrarse entre unas etiquetas especiales ( &lt;! [CDATA[ y ]]&gt; ) para evitar que el navegador interprete de forma errónea caracteres como &amp; y &lt; .</text:p>
      <text:p text:style-name="P4">31. ¿Cuál es la forma más sencilla de estructurar un texto?</text:p>
      <text:p text:style-name="P11"><text:span text:style-name="T20">S</text:span>epararlo por párrafos.</text:p>
      <text:p text:style-name="P4"><text:soft-page-break/>32. ¿HTML permite crear secciones de ha<text:span text:style-name="T21">s</text:span>ta cuentos niveles de importancia? ¿Cuál es el nivel más importante y cuál el menos?</text:p>
      <text:p text:style-name="P29">6 niveles, 6 siendo el más pequeño y 1 el más grande.</text:p>
      <text:p text:style-name="P4">33. ¿Los navegadores asignan de forma automáticamente el tamaño del título de cada sección en función de su importancia?</text:p>
      <text:p text:style-name="P30">Si</text:p>
      <text:p text:style-name="P4">34. ¿El aspecto que los navegadores aplican por defecto a los títulos de sección se puede modificar?</text:p>
      <text:p text:style-name="P31">Si, con CSS.</text:p>
      <text:p text:style-name="P4">35. ¿Cual etiqueta marca un texto indicando que su importancia es mayor que la del resto del texto?</text:p>
      <text:p text:style-name="P11">&lt;<text:span text:style-name="T22">em&gt;</text:span></text:p>
      <text:p text:style-name="P4">36. ¿Cual etiqueta indica que un determinado texto es de la mayor importancia dentro de la página?</text:p>
      <text:p text:style-name="P11">&lt;<text:span text:style-name="T23">strong&gt;</text:span></text:p>
      <text:p text:style-name="P4">37. ¿Como muestran por defecto los navegadores los elementos &lt;em&gt;? ¿y los &lt;strong&gt;?</text:p>
      <text:p text:style-name="P11">&lt;<text:span text:style-name="T24">em&gt;: En cursiva</text:span></text:p>
      <text:p text:style-name="P11">&lt;<text:span text:style-name="T24">strong&gt;: En negrita</text:span></text:p>
      <text:p text:style-name="P4">38. Por defecto, el texto eliminado se muestra tachado de forma que el usuario pueda identificarlo fácilmente como un texto que formaba parte del texto original y que ya no tiene validez. ¿Con qué etiqueta se hace esto?</text:p>
      <text:p text:style-name="P11">&lt;del&gt;</text:p>
      <text:p text:style-name="P4">39. ¿Qué etiqueta marca las abreviaturas de un texto?</text:p>
      <text:p text:style-name="P11">&lt;abbr&gt;</text:p>
      <text:p text:style-name="P4">40. ¿Qué etiqueta se emplea para marcar las siglas o acrónimos del texto?</text:p>
      <text:p text:style-name="P14">&lt;abbr&gt;</text:p>
      <text:p text:style-name="P4">41. ¿Qué etiqueta permite incluir la definición de una palabra extraña o cuyo uso está restringido a un entorno muy determinado?</text:p>
      <text:p text:style-name="P11">&lt;dfn&gt;</text:p>
      <text:p text:style-name="P4">42. ¿Qué etiqueta se puede utilizar para marcar un texto como una citación?</text:p>
      <text:p text:style-name="P11">&lt;<text:span text:style-name="T25">cite</text:span>&gt;</text:p>
      <text:p text:style-name="P4"><text:soft-page-break/>43. ¿Qué etiqueta incluye el estándar HTML/XHTML para marcar cualquier elemento que no se puede marcar con las otras etiquetas definidas?</text:p>
      <text:p text:style-name="P11">&lt;span&gt;</text:p>
      <text:p text:style-name="P4">44. La etiqueta se visualiza por defecto con el mismo aspecto que el texto normal. Por tanto es habitual utilizar esta etiqueta junto con los atributos id y class para modificar posteriormente su aspecto con CSS. ¿Verdadero o falso?</text:p>
      <text:p text:style-name="P32">Verdadero.</text:p>
      <text:p text:style-name="P4">45. ¿Qué etiqueta se utiliza para incluir una nueva línea en un punto y forzar a que el texto que sigue se muestre en la línea inferior?</text:p>
      <text:p text:style-name="P11">&lt;<text:span text:style-name="T26">br&gt;</text:span></text:p>
      <text:p text:style-name="P4">46. ¿Cuál es la particularidad de la etiqueta?</text:p>
      <text:p text:style-name="P11"><text:span text:style-name="T27">R</text:span>einicia el texto después de la etiqueta en el margen izquierdo (cualquiera que sea el margen izquierdo actual para el elemento actual). <text:span text:style-name="T27">Se puede usar </text:span>dentro de otros elementos, como párrafos o elementos de lista.</text:p>
      <text:p text:style-name="P4">57. ¿Por qué texto se debe sustituir cada nuevo espacio en blanco por el texto para incluir espacios en blanco adicionales?</text:p>
      <text:p text:style-name="P11">&amp;nbsp;</text:p>
      <text:p text:style-name="P4">58. Quieres mostrar en una página web un texto que no se puede modificar. ¿Qué etiqueta utilizarías?</text:p>
      <text:p text:style-name="P11">&lt;input type="text" &gt;</text:p>
      <text:p text:style-name="P4">59. Quieres mostrar en una página web código fuente de una aplicación. ¿Qué etiqueta utilizarías?</text:p>
      <text:p text:style-name="P11">&lt;<text:span text:style-name="T28">pre&gt; y &lt;code&gt;</text:span></text:p>
      <text:p text:style-name="P4">60. Los caracteres que utiliza HTML para definir sus etiquetas (&lt;, &gt; y ") no se pueden utilizar libremente. ¿Qué entidades equivalentes podrías utilizar?</text:p>
      <text:p text:style-name="P11">&lt;: &amp;lt;</text:p>
      <text:p text:style-name="P11">&gt;: &amp;gt;</text:p>
      <text:p text:style-name="P11">“: &amp;quot;</text:p>
      <text:p text:style-name="P4">61. ¿Con qué entidad podemos reemplazar la ñ? ¿Y la letra á acentuada? ¿Y el €?</text:p>
      <text:p text:style-name="P33">ñ: &amp;ntilde;</text:p>
      <text:p text:style-name="P33">á: &amp;aacute;<text:tab/></text:p>
      <text:p text:style-name="P33">€: &amp;euro;</text:p>
      <text:p text:style-name="P9"/>
      <text:p text:style-name="P4"><text:soft-page-break/>62. Si se considera la siguiente URL: http://www.librosweb.es/xhtml/capitulo4.html</text:p>
      <text:p text:style-name="P4">¿Qué partes componen la URL anterior?</text:p>
      <text:p text:style-name="P34">Protocolo: http://</text:p>
      <text:p text:style-name="P34">Subdominio: - </text:p>
      <text:p text:style-name="P34">Dominio: librosweb</text:p>
      <text:p text:style-name="P34">Extensión: .es</text:p>
      <text:p text:style-name="P34">Subcarpeta: xhtml</text:p>
      <text:p text:style-name="P34">Recurso: capitulo4.html</text:p>
      <text:p text:style-name="P34">Parámetros: -</text:p>
      <text:p text:style-name="P4">63. Si se considera la siguiente URL: http://www.alistapart.com/comments/webstandards2008?page=5#42</text:p>
      <text:p text:style-name="P4">¿Qué partes componen la URL anterior?</text:p>
      <text:p text:style-name="P35">Protocolo: http://</text:p>
      <text:p text:style-name="P35">Subdominio: - </text:p>
      <text:p text:style-name="P35">Dominio: <text:span text:style-name="T29">alistapart</text:span></text:p>
      <text:p text:style-name="P35">Extensión: .<text:span text:style-name="T29">com</text:span></text:p>
      <text:p text:style-name="P35">Subcarpeta: <text:span text:style-name="T29">comments</text:span></text:p>
      <text:p text:style-name="P35">Recurso: <text:span text:style-name="T29">webstandars2008</text:span></text:p>
      <text:p text:style-name="P35">Parámetros: ?page=5#42</text:p>
      <text:p text:style-name="P4">64. ¿Qué URL incluyen todas las partes de la URL (protocolo, servidor y ruta) por lo que no se necesita más información para obtener el recurso enlazado?</text:p>
      <text:p text:style-name="P11">Las URL absolutas.</text:p>
      <text:p text:style-name="P4">65. ¿Qué URL prescinden de algunas partes de las URL para hacerlas más breves?</text:p>
      <text:p text:style-name="P36">Las URL relativas.</text:p>
      <text:p text:style-name="P4">66. http://www.ejemplo.com/ruta1/ruta2/pagina2.html es una ruta...</text:p>
      <text:p text:style-name="P36">Absoluta.</text:p>
      <text:p text:style-name="P4">67. /ruta1/ruta2/pagina2.htm es una ruta...</text:p>
      <text:p text:style-name="P36">Relativa.</text:p>
      <text:p text:style-name="P4">68.¿Mediante qué etiqueta se crean los enlaces en HTML?</text:p>
      <text:p text:style-name="P11">&lt;<text:span text:style-name="T30">a&gt;</text:span></text:p>
      <text:p text:style-name="P4">69. ¿Cuál es el atributo más importante de la etiqueta &lt;a&gt; que se utiliza para indicar la URL a la que apunta el enlace.?</text:p>
      <text:p text:style-name="P37">href</text:p>
      <text:p text:style-name="P4"><text:soft-page-break/>70. ¿Qué atributo de la etiqueta &lt;a&gt; permite definir enlaces dentro de una misma página web?</text:p>
      <text:p text:style-name="P38">name</text:p>
      <text:p text:style-name="P4">71. ¿Qué atributo de la etiqueta &lt;a&gt; permite indicar al navegador el idioma del recurso que se enlaza? ¿Cuál es el codigo de idioma del español de España?</text:p>
      <text:p text:style-name="P11">Hreflang, <text:span text:style-name="T32">es-es</text:span></text:p>
      <text:p text:style-name="P4">72. ¿Qué atributo de la etiqueta &lt;a&gt; permite "avisar" al navegador sobre el tipo de contenido que se enlaza (imágenes, archivos, etc.) para que pueda preparase en caso de que no entienda ese contenido? Indica dos de sus tipos de contenido más habituales</text:p>
      <text:p text:style-name="P39">type <text:span text:style-name="T33">(imágenes, archivos...)</text:span></text:p>
      <text:p text:style-name="P4">73. ¿Qué atributo de la etiqueta &lt;a&gt; permite indicar la relación que la página actual tiene con la página a la que se enlaza? ¿Cuál la relación que tiene la página enlazada con la página actual ?</text:p>
      <text:p text:style-name="P40">rel</text:p>
      <text:p text:style-name="P4">74. ¿Cuales son dos de las codificaciones más utlizadas?</text:p>
      <text:p text:style-name="P4"/>
      <text:p text:style-name="P4">75. ¿Qué dos etiquetas define HTML para enlazar recursos que se deben cargar automáticamente? ¿Qué hace el navegador cuando encuentra alguna de estas dos etiquetas?</text:p>
      <text:p text:style-name="P4"/>
      <text:p text:style-name="P4">76. ¿cuál es el uso más habitual de &lt;script&gt;? Pon un ejemplo.</text:p>
      <text:p text:style-name="P4"/>
      <text:p text:style-name="P4">77. ¿La etiqueta &lt;script&gt; también permite incluir en la página web un bloque de código JavaScript? ¿Dónde se debe insertar el código JavaScript cuando se incluye en la propia página XHTML? Pon un ejemplo:</text:p>
      <text:p text:style-name="P4"/>
      <text:p text:style-name="P4">78. ¿Para qué son necesarios los caracteres // al comienzo y al final de la sección CDATA?</text:p>
      <text:p text:style-name="P4"/>
      <text:p text:style-name="P4">79. ¿Dónde se incluye normalmente la etiqueta &lt;script&gt;?</text:p>
      <text:p text:style-name="P4"/>
      <text:p text:style-name="P4">80. ¿Donde es obligatorio que se encuentre la etiqueta &lt;link&gt;?</text:p>
      <text:p text:style-name="P4"><text:soft-page-break/></text:p>
      <text:p text:style-name="P4">81. ¿Cuál es el uso habitual de la etiqueta &lt;link&gt;?</text:p>
      <text:p text:style-name="P4"/>
      <text:p text:style-name="P4">82. Según este código de ejemplo:</text:p>
      <text:p text:style-name="P4"/>
      <text:p text:style-name="P4"><text:s/>&lt;a href="/"&gt;Inicio&lt;/a&gt;</text:p>
      <text:p text:style-name="P4">¿A donde se avanza al pulsar el enlace anterior desde cualquier página web?</text:p>
      <text:p text:style-name="P4"/>
      <text:p text:style-name="P4">83. Según este código de ejemplo:</text:p>
      <text:p text:style-name="P4"/>
      <text:p text:style-name="P4">&lt;a href="mailto:nombre@direccion.com" title="Dirección de email para solicitar más información"&gt;</text:p>
      <text:p text:style-name="P4">Solicita más información</text:p>
      <text:p text:style-name="P4">&lt;/a&gt;</text:p>
      <text:p text:style-name="P4">¿A donde se avanza al pulsar el enlace anterior?</text:p>
      <text:p text:style-name="P4"/>
      <text:p text:style-name="P4"/>
      <text:p text:style-name="P4">84. ¿A dónde parece enlazar este código? &lt;a href="ftp://ftp.ejemplo.com/ruta/archivo.zip" title="Archivo comprimido de los contenidos"&gt; Descarga un ZIP con todos los contenidos &lt;/a&gt;</text:p>
      <text:p text:style-name="P4"/>
      <text:p text:style-name="P4">85. ¿Qué permite este código?</text:p>
      <text:p text:style-name="P4"/>
      <text:p text:style-name="P4">&lt;link rel="stylesheet" type="text/css" href="/css/comun.css" /&gt;</text:p>
      <text:p text:style-name="P4">&lt;link rel="stylesheet" type="text/css" href="/css/secciones.css" /&gt;</text:p>
      <text:p text:style-name="P4">86. ¿Qué es el favicon? ¿Dónde se puede mostrar en los navegadores? El favicon o icono para favoritos es el pequeño icono que muestran las páginas en varias partes del navegador. Dependiendo del navegador que se utilice, este icono se muestra en la barra de direcciones, en la barra de título del navegador y/o en el menú de favoritos/marcadores.</text:p>
      <text:p text:style-name="P4"/>
      <text:p text:style-name="P4">87 ¿Qué permite este código?</text:p>
      <text:p text:style-name="P4"/>
      <text:p text:style-name="P4"><text:soft-page-break/>&lt;link rel="shortcut icon" href="/favicon.ico" type="image/ico" /&gt;</text:p>
      <text:p text:style-name="P4">88. ¿Qué permite este código?</text:p>
      <text:p text:style-name="P4"/>
      <text:p text:style-name="P4">&lt;link rel="alternate" type="application/rss+xml" title="Resumen de todos los artículos del blog" href="/feed.xml" /&gt;</text:p>
      <text:p text:style-name="P4">Listas</text:p>
      <text:p text:style-name="P4">89. ¿Cuantos y cuáles son los diferentes tipos de listas para agrupar elementos en el lenguaje HTML?</text:p>
      <text:p text:style-name="P4"/>
      <text:p text:style-name="P4">90. ¿Cuáles son las listas más sencillas y que más se utilizan?</text:p>
      <text:p text:style-name="P4"/>
      <text:p text:style-name="P4">91. ¿Qué lista es un conjunto de elementos relacionados entre sí pero para los que no se indica un orden o secuencia determinado</text:p>
      <text:p text:style-name="P4"/>
      <text:p text:style-name="P4">92. En las listas no ordenadas, ¿qué etiqueta encierra todos los elementos de la lista? ¿qué etiqueta cada uno de sus elementos?</text:p>
      <text:p text:style-name="P4"/>
      <text:p text:style-name="P4">93. ¿Cómo muestra por defecto los navegadores los elementos de la lista no ordenada? ¿Se puede modificar?</text:p>
      <text:p text:style-name="P4"/>
      <text:p text:style-name="P4">94. ¿En qué tres cosas se diferencian las listas ordenadas a las no ordenadas?</text:p>
      <text:p text:style-name="P4"/>
      <text:p text:style-name="P4">95. ¿Para qué listas poco utilizadas su funcionamiento es similar al de un diccionario, ya que cada elemento de la lista está formado por términos y definiciones?</text:p>
      <text:p text:style-name="P4"/>
      <text:p text:style-name="P4">96. En las listas de definición, ¿qué etiqueta crea la lista de definición? ¿cuál define el término? ¿cuál la descripción del término?</text:p>
      <text:p text:style-name="P4"/>
      <text:p text:style-name="P4">Imágenes</text:p>
      <text:p text:style-name="P4">97. ¿Qué dos tipos se deben distinguir dentro de las imágenes que se pueden incluir en una página HTML?</text:p>
      <text:p text:style-name="P4"/>
      <text:p text:style-name="P4"><text:soft-page-break/>98. ¿Qué son y cómo se deberían mostrar ambas?</text:p>
      <text:p text:style-name="P4"/>
      <text:p text:style-name="P4">99. ¿Qué atributo de la etiqueta &lt;img&gt; es similar al atributo href de los enlaces?</text:p>
      <text:p text:style-name="P4"/>
      <text:p text:style-name="P4">100. ¿Qué atributo es muy importante por cuestiones de accesibilidad ya que es útil para las personas y dispositivos discapacitados que no pueden acceder a las imágenes?</text:p>
      <text:p text:style-name="P4"/>
      <text:p text:style-name="P4">101. ¿La etiqueta &lt;img&gt; tiene etiqueta de cierre? ¿cómo debemos utilizarla para que la página XHTML sea válida?</text:p>
      <text:p text:style-name="P4"/>
      <text:p text:style-name="P4">102. ¿Cuáles son los tres formatos gráficos más habituales que entienden todos los navegadores modernos?</text:p>
      <text:p text:style-name="P4"/>
      <text:p text:style-name="P4">103. ¿Para qué se utilizan los atributos width y height de la etiqueta &lt;img&gt;? ¿Por qué se hace uso en HTML de ellos y no en las CSS?</text:p>
      <text:p text:style-name="P4"/>
      <text:p text:style-name="P4">104. Si sólo se establece la altura de una imagen, ¿qué anchura mostrará el navegador?</text:p>
      <text:p text:style-name="P4"/>
      <text:p text:style-name="P4">105. ¿Qué permite definir diferentes zonas "pinchables" dentro de una imagen? ¿Con qué etiqueta?</text:p>
      <text:p text:style-name="P4"/>
      <text:p text:style-name="P4">106. ¿Cómo se pueden definir en una imagen las zonas o regiones?</text:p>
      <text:p text:style-name="P4"/>
      <text:p text:style-name="P4">107. ¿Qué etiqueta permite "embeber" o incluir en las páginas HTML cualquier tipo de contenido complejo?</text:p>
      <text:p text:style-name="P4"/>
      <text:p text:style-name="P4">108. ¿Es recomendable el uso de la etiqueta embed? ¿es su uso válido desde el punto de vista del estándar de XHTML? ¿qué otra etiqueta podemos usar en su lugar?</text:p>
      <text:p text:style-name="P4"/>
      <text:p text:style-name="P4">Tabla</text:p>
      <text:p text:style-name="P4"><text:soft-page-break/>109. ¿Es recomendable utilizar hoy en día las tablas para definir la estructura completa de las páginas web?</text:p>
      <text:p text:style-name="P4"/>
      <text:p text:style-name="P4">110. ¿Con qué tres etiquetas se definen las tablas más sencillas de HTML?</text:p>
      <text:p text:style-name="P4"/>
      <text:p text:style-name="P4">111. ¿Qué etiqueta define la celda de datos en una tabla?</text:p>
      <text:p text:style-name="P4"/>
      <text:p text:style-name="P4">112. ¿Qué etiqueta se emplea para definir las celdas que son cabecera de una fila o de una columna de la tabla?</text:p>
      <text:p text:style-name="P4"/>
      <text:p text:style-name="P4">113. ¿Qué etiqueta se emplea para definir la leyenda o título de una tabla?</text:p>
      <text:p text:style-name="P4"/>
      <text:p text:style-name="P4">114. ¿Las partes que componen las tablas complejas se definen mediante qué etiquetas? ¿Qué hace cada una de ellas?</text:p>
      <text:p text:style-name="P4"/>
      <text:p text:style-name="P4">115. El elemento &lt;tfoot&gt; siempre se escribe después que cualquier elemento &lt;tbody&gt; en el código HTML. ¿Verdadero o falso?</text:p>
      <text:p text:style-name="P4"/>
      <text:p text:style-name="P4">Formularios</text:p>
      <text:p text:style-name="P4">116. Los formularios más sencillos se pueden crear utilizando solamente dos etiquetas. ¿Cuáles son? ¿Qué hace cada una?</text:p>
      <text:p text:style-name="P4"/>
      <text:p text:style-name="P4">117. La mayoría de formularios utilizan sólo dos atributos la etiqueta &lt;form&gt;. ¿Cuáles son? ¿Qué hacen?</text:p>
      <text:p text:style-name="P4"/>
      <text:p text:style-name="P4">118. ¿Qué diferencias existen entre el método POST y el método GET?</text:p>
      <text:p text:style-name="P4"/>
      <text:p text:style-name="P4">119. ¿Cuál es la regla generar para elegir entre POST y GET?</text:p>
      <text:p text:style-name="P4"/>
      <text:p text:style-name="P4">120. ¿Qué atributo de la etiqueta &lt;form&gt; es imprescindible en los formularios que permiten adjuntar archivos?</text:p>
      <text:p text:style-name="P4"/>
      <text:p text:style-name="P4"><text:soft-page-break/>121. ¿Cómo se denominan también los elementos de formulario como botones y cuadros de texto?</text:p>
      <text:p text:style-name="P4"/>
      <text:p text:style-name="P4">122. El cuadro de texto… A) Se trata del elemento más utilizado en los formularios. B) En el caso más sencillo, se muestra un cuadro de texto vacío en el que el usuario puede escribir cualquier texto C) El atributo type diferencia a cada uno de los diez controles que se pueden crear con la etiqueta &lt;input&gt;. Para los cuadros de texto, su valor es text. D) Todas las anteriores son correctas</text:p>
      <text:p text:style-name="P4"/>
      <text:p text:style-name="P4">123. Sobre el atributo name… A) es el más importante en los campos del formulario. B) si un campo no incluye el atributo name, sus datos no se envían al servidor. C) el valor que se indica en el atributo name es el nombre que utiliza la aplicación del servidor para obtener el valor de este campo de formulario. D) Todas las anteriores son correctas</text:p>
      <text:p text:style-name="P4"/>
      <text:p text:style-name="P4">124. Sobre los siguientes atributos en los cuadros de texto a) El atributo value se emplea para establecer el valor inicial del cuadro de texto. b) El atributo size permite establecer el tamaño, en caracteres, con el que se muestra el cuadro de texto. c) El atributo maxlength permite establecer el máximo número de caracteres que el usuario puede introducir en un cuadro de texto. d) Todas las anteriores son correctas.</text:p>
      <text:p text:style-name="P4"/>
      <text:p text:style-name="P4">125. ¿Cuál es la única diferencia entre este control y el cuadro de texto normal?</text:p>
      <text:p text:style-name="P4"/>
      <text:p text:style-name="P4">126. ¿Cómo se transforma el cuadro de texto normal en un cuadro de contraseña?</text:p>
      <text:p text:style-name="P4"/>
      <text:p text:style-name="P4">127. ¿Cuáles son los controles de formulario que permiten al usuario seleccionar y deseleccionar opciones individualmente? ¿Cuál es el valor del atributo type para estos controles de formulario?</text:p>
      <text:p text:style-name="P4"/>
      <text:p text:style-name="P4">128. ¿Cómo se debe hacer si se quiere mostrar un checkbox seleccionado por defecto?</text:p>
      <text:p text:style-name="P4"/>
      <text:p text:style-name="P4"><text:soft-page-break/>129. ¿Cuáles son los controles similares a los controles de tipo checkbox, pero presentan que a diferencia de estos son mutuamente excluyentes? ¿Cuál es el valor del atributo type para estos controles? ¿Cúal es el atributo que se emplea para indicar los radiobutton que están relacionados?</text:p>
      <text:p text:style-name="P4"/>
      <text:p text:style-name="P4">130. ¿Cuál es el valor del atributo type para el botón de envío de formulario?</text:p>
      <text:p text:style-name="P4"/>
      <text:p text:style-name="P4">131. Los formularios también permiten adjuntar archivos para subirlos al servidor. ¿Cuál es el valor del atributo type para este control de formulario?</text:p>
      <text:p text:style-name="P4"/>
      <text:p text:style-name="P4">132. Si se incluye un control para adjuntar archivos, es obligatorio añadir el atributo enctype en la etiqueta &lt;form&gt; del formulario. ¿Verdadero o falso? El valor del atributo enctype debe ser multipart/form-data. ¿Verdadero o falso?</text:p>
      <text:p text:style-name="P4"/>
      <text:p text:style-name="P4">133. ¿Para qué se utilizan los campos ocultos? ¿Cuál es el valor del atributo type para este control de formulario?</text:p>
      <text:p text:style-name="P4"/>
      <text:p text:style-name="P4">134. ¿Cuál es el valor del atributo type para definir un botón de tipo genérico? ¿Qué es necesario para que estos botones sean útiles?</text:p>
      <text:p text:style-name="P4"/>
      <text:p text:style-name="P4">135. ¿Qué etiqueta agrupa campos del formulario? ¿Qué etiqueta asigna un nombre a cada grupo?</text:p>
      <text:p text:style-name="P4"/>
      <text:p text:style-name="P4">136. ¿Qué etiqueta se utiliza para establecer el título de cada campo del formulario?</text:p>
      <text:p text:style-name="P4"/>
      <text:p text:style-name="P4">137. ¿Cuál es la principal ventaja de utilizar &lt;label&gt;?</text:p>
      <text:p text:style-name="P4"/>
      <text:p text:style-name="P4">138. ¿Qué etiqueta se emplea para incluir un área de texto en un formulario?</text:p>
      <text:p text:style-name="P4"/>
      <text:p text:style-name="P4">139. ¿Qué etiqueta se emplea para incluir una lista desplegable en un formulario? ¿Qué etiqueta se emplea para definir cada elemento de una lista desplegable?</text:p>
      <text:p text:style-name="P4"/>
      <text:p text:style-name="P4">Estructura y layout</text:p>
      <text:p text:style-name="P4"><text:soft-page-break/>140. ¿Qué etiqueta se utiliza para agrupar los elementos que forman cada zona o división de una página?</text:p>
      <text:p text:style-name="P4"/>
      <text:p text:style-name="P4">141. Cita alguno de los nombres comunmente utilizados para identificar las divisiones de una web.</text:p>
      <text:p text:style-name="P4"/>
      <text:p text:style-name="P4">Metainformación</text:p>
      <text:p text:style-name="P4">142. ¿Cómo se denominan los datos adicionales que están relacionados con la propia página? ¿Dónde se incluye esa información? ¿Cuál es un ejemplo de metainformación muy conocido y utilizado en HTML?</text:p>
      <text:p text:style-name="P4"/>
      <text:p text:style-name="P4">143. Los metadatos habituales utilizan solamente los atributos name y content para definir el nombre y el valor del metadato. ¿Verdadero o falso?</text:p>
      <text:p text:style-name="P4"/>
      <text:p text:style-name="P4">144. Indica algunos de los metadatos más utilizados con ejemplos.</text:p>
      <text:p text:style-name="P4"/>
      <text:p text:style-name="P4">145. ¿Qué tres DTD se pueden utilizar al crear págias XHTML? ¿Cómo se declara cada uno?</text:p>
      <text:p text:style-name="P4"/>
      <text:p text:style-name="P4">146. ¿Qué es un namespace en un documento XML? ¿Cómo se indican los namespaces?</text:p>
      <text:p text:style-name="P4"/>
      <text:p text:style-name="P4">147. ¿Cuál es el namespace que utilizan todas las páginas XHTML y cómo se indica?</text:p>
      <text:p text:style-name="P4"/>
      <text:p text:style-name="P4">Otras etiquetas importantes</text:p>
      <text:p text:style-name="P4">148. ¿Cuál es la sintaxis de apertura y cierre de los comentarios en HTML?</text:p>
      <text:p text:style-name="P4"/>
      <text:p text:style-name="P4">149. Si JavaScript está bloqueado o deshabilitado y la página web requiere su uso para un correcto funcionamiento, ¿cómo debería estar diseñada la web para que tenga un uso amigable para el usuario? ¿Qué etiqueta utilizaremos para ello?</text:p>
      <text:p text:style-name="P4"/>
      <text:p text:style-name="P4">150. ¿Qué tres atributos están muy relacionados con CSS?</text:p>
      <text:p text:style-name="P4"><text:soft-page-break/></text:p>
      <text:p text:style-name="P4">151. ¿Para qué se emplea el atributo id?</text:p>
      <text:p text:style-name="P4"/>
      <text:p text:style-name="P4">152. ¿Para qué se emplea el atributo class?</text:p>
      <text:p text:style-name="P4"/>
      <text:p text:style-name="P4">153. ¿Para qué se emplea el atributo style?</text:p>
      <text:p text:style-name="P4"/>
      <text:p text:style-name="P4">154. ¿Qué etiqueta permite insertar un documento HTML dentro de otro documento HTML?</text:p>
      <text:p text:style-name="P4"/>
      <text:p text:style-name="P4">155. ¿Qué etiqueta se utiliza para proporcionar información de contacto?</text:p>
      <text:p text:style-name="P4"/>
      <text:p text:style-name="P4">156. ¿Qué etiqueta permite mostrar una línea horizontal de separación?</text:p>
      <text:p text:style-name="P4"/>
      <text:p text:style-name="P4">157. ¿Cuál es el principal objetivo de la accesibilidad web?</text:p>
      <text:p text:style-name="P4"/>
      <text:p text:style-name="P4">158. ¿Cuales son las cuatro principales ventajas de diseñar un sitio web completamente accesible?</text:p>
      <text:p text:style-name="P4"/>
      <text:p text:style-name="P4">159. ¿Qué recomendaciones se pueden seguir para la creación de sitios accesibles? ¿Quién elabora ese documento de recomendaciones?</text:p>
      <text:p text:style-name="P4"/>
      <text:p text:style-name="P4">160. ¿Qué versiones recientes hay de WCAG?</text:p>
      <text:p text:style-name="P4"/>
      <text:p text:style-name="P4">161. ¿Qué tres niveles de accesibilidad existen conforme a la WCAG? ¿Cuál es más alto?</text:p>
      <text:p text:style-name="P4"/>
      <text:p text:style-name="P4">162. ¿Podrías localizar alguna guía y checklist para verificar cumplimiento de WCAG 1.0? ¿Y de WCAG 2.1?</text:p>
      <text:p text:style-name="P4"/>
      <text:p text:style-name="P4">Validación</text:p>
      <text:p text:style-name="P4">163. ¿Qué es la validación de un documento? ¿Qué son los validadores? ¿Cómo de accede al validador del organismo W3C?</text:p>
      <text:p text:style-name="P4"><text:soft-page-break/></text:p>
      <text:p text:style-name="P4">164. ¿Cuál es el complemento que permite a firefox contar con un validador?</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Arial2" svg:font-family="Arial" style:font-family-generic="swiss"/>
    <style:font-face style:name="Courier New" svg:font-family="'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arial" svg:font-family="arial, sans-serif"/>
    <style:font-face style:name="monospace" svg:font-family="monospace, 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style:text-properties style:font-name="Arial" fo:font-family="Arial" style:font-family-generic="swiss" style:font-pitch="variable" fo:font-weight="bold" officeooo:rsid="001571b5" style:font-weight-asian="bold"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Black" fo:font-size="24pt" officeooo:rsid="00062180" officeooo:paragraph-rsid="00062180" style:font-size-asian="24pt" style:font-size-complex="2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uestionario de preguntas HTML</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3T13:28:43.088000000</meta:creation-date>
    <dc:date>2022-09-20T13:56:01.112000000</dc:date>
    <meta:editing-duration>PT2H26M36S</meta:editing-duration>
    <meta:editing-cycles>77</meta:editing-cycles>
    <meta:generator>LibreOffice/7.2.7.2$Windows_X86_64 LibreOffice_project/8d71d29d553c0f7dcbfa38fbfda25ee34cce99a2</meta:generator>
    <meta:document-statistic meta:table-count="0" meta:image-count="0" meta:object-count="0" meta:page-count="17" meta:paragraph-count="289" meta:word-count="3360" meta:character-count="20467" meta:non-whitespace-character-count="17372"/>
  </office:meta>
</office:document-meta>
</file>